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5683" officeooo:paragraph-rsid="000356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nsagem.txt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25T08:57:53.955000000</dc:date>
    <meta:editing-duration>PT39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7.3.0.3$Windows_X86_64 LibreOffice_project/0f246aa12d0eee4a0f7adcefbf7c878fc2238db3</meta:generator>
  </office:meta>
</office:document-meta>
</file>